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Univers 45 Light" svg:font-family="'Univers 45 Light', Arial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 style:master-page-name="First_20_Page">
      <style:paragraph-properties fo:margin-left="0cm" fo:margin-right="0cm" fo:line-height="150%" fo:text-align="center" style:justify-single-word="false" fo:orphans="2" fo:widows="2" fo:text-indent="0cm" style:auto-text-indent="false" style:page-number="auto"/>
      <style:text-properties fo:font-variant="normal" fo:text-transform="none" fo:color="#000000" loext:opacity="100%" style:font-name="Times New Roman" fo:font-size="12pt" fo:letter-spacing="normal" fo:font-style="normal" fo:font-weight="normal" officeooo:rsid="00127aad" officeooo:paragraph-rsid="00162704" fo:background-color="transparent" style:font-size-asian="12pt" style:font-size-complex="12pt"/>
    </style:style>
    <style:style style:name="P2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4de4d" style:font-size-asian="12pt" style:font-size-complex="12pt"/>
    </style:style>
    <style:style style:name="P3" style:family="paragraph" style:parent-style-name="Standard">
      <style:paragraph-properties fo:margin-top="0cm" fo:margin-bottom="0.499cm" style:contextual-spacing="false" fo:line-height="150%" fo:text-align="justify" style:justify-single-word="false"/>
      <style:text-properties style:font-name="Times New Roman" fo:font-size="12pt" officeooo:paragraph-rsid="0014de4d" style:font-size-asian="12pt" style:font-size-complex="12pt"/>
    </style:style>
    <style:style style:name="P4" style:family="paragraph" style:parent-style-name="Text_20_body" style:list-style-name="L1">
      <style:paragraph-properties fo:margin-top="0cm" fo:margin-bottom="0cm" style:contextual-spacing="false" fo:line-height="150%"/>
      <style:text-properties style:font-name="Times New Roman" fo:font-size="12pt" officeooo:paragraph-rsid="0014de4d" style:font-size-asian="12pt" style:font-size-complex="12pt"/>
    </style:style>
    <style:style style:name="P5" style:family="paragraph" style:parent-style-name="Text_20_body" style:list-style-name="L1">
      <style:paragraph-properties fo:margin-top="0cm" fo:margin-bottom="0cm" style:contextual-spacing="false" fo:line-height="150%"/>
      <style:text-properties officeooo:paragraph-rsid="0014de4d"/>
    </style:style>
    <style:style style:name="P6" style:family="paragraph" style:parent-style-name="Text_20_body">
      <style:paragraph-properties fo:margin-top="0cm" fo:margin-bottom="0cm" style:contextual-spacing="false" fo:line-height="150%"/>
      <style:text-properties officeooo:paragraph-rsid="0014de4d"/>
    </style:style>
    <style:style style:name="P7" style:family="paragraph" style:parent-style-name="Text_20_body">
      <style:paragraph-properties fo:margin-top="0cm" fo:margin-bottom="0cm" style:contextual-spacing="false" fo:line-height="150%"/>
      <style:text-properties style:font-name="Times New Roman" fo:font-size="12pt" officeooo:rsid="00162704" officeooo:paragraph-rsid="00162704" style:font-size-asian="12pt" style:font-size-complex="12pt" loext:padding="0cm" loext:border="none"/>
    </style:style>
    <style:style style:name="P8" style:family="paragraph" style:parent-style-name="Text_20_body">
      <style:paragraph-properties fo:margin-top="0cm" fo:margin-bottom="0cm" style:contextual-spacing="false" fo:line-height="150%"/>
      <style:text-properties style:font-name="Times New Roman" fo:font-size="12pt" officeooo:paragraph-rsid="0014de4d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 fo:line-height="150%"/>
      <style:text-properties style:font-name="Times New Roman" fo:font-size="12pt" officeooo:rsid="00127aad" officeooo:paragraph-rsid="0014de4d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 fo:line-height="150%"/>
      <style:text-properties style:font-name="Times New Roman" fo:font-size="12pt" officeooo:rsid="00112854" officeooo:paragraph-rsid="0014de4d" style:font-size-asian="12pt" style:font-size-complex="12pt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4de4d" style:font-size-asian="12pt" style:font-size-complex="12pt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0127aad" officeooo:paragraph-rsid="0014de4d" style:font-size-asian="12pt" style:font-size-complex="12pt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officeooo:paragraph-rsid="0014de4d" style:font-size-asian="12pt" style:font-size-complex="12pt"/>
    </style:style>
    <style:style style:name="P14" style:family="paragraph" style:parent-style-name="Standard">
      <style:paragraph-properties fo:margin-top="0.176cm" fo:margin-bottom="0.176cm" style:contextual-spacing="false" fo:line-height="0.423cm"/>
    </style:style>
    <style:style style:name="P15" style:family="paragraph" style:parent-style-name="Standard">
      <style:text-properties fo:font-size="11pt" style:font-size-asian="11pt" style:font-size-complex="11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12387b"/>
    </style:style>
    <style:style style:name="T2" style:family="text">
      <style:text-properties officeooo:rsid="00162704"/>
    </style:style>
    <style:style style:name="T3" style:family="text">
      <style:text-properties officeooo:rsid="0015361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2704" style:font-weight-asian="bold" style:font-weight-complex="bold"/>
    </style:style>
    <style:style style:name="T7" style:family="text">
      <style:text-properties fo:color="#000000" loext:opacity="100%" style:text-line-through-style="none" style:text-line-through-type="none" style:font-name="Times New Roman" fo:font-size="12pt" style:text-underline-style="none" officeooo:rsid="0012387b" style:text-blinking="false" fo:background-color="transparent" loext:char-shading-value="0" style:font-size-asian="12pt" style:font-size-complex="12pt"/>
    </style:style>
    <style:style style:name="T8" style:family="text">
      <style:text-properties fo:color="#000000" loext:opacity="100%" style:text-line-through-style="none" style:text-line-through-type="none" style:font-name="Times New Roman" fo:font-size="12pt" style:text-underline-style="none" officeooo:rsid="00162704" style:text-blinking="false" fo:background-color="transparent" loext:char-shading-value="0" style:font-size-asian="12pt" style:font-size-complex="12pt"/>
    </style:style>
    <style:style style:name="T9" style:family="text">
      <style:text-properties fo:color="#000000" loext:opacity="100%" style:text-line-through-style="none" style:text-line-through-type="none" style:font-name="Times New Roman" fo:font-size="12pt" style:text-underline-style="none" officeooo:rsid="000d5f9a" style:text-blinking="false" fo:background-color="transparent" loext:char-shading-value="0" style:font-size-asian="12pt" style:font-size-complex="12pt"/>
    </style:style>
    <style:style style:name="T10" style:family="text">
      <style:text-properties fo:color="#000000" loext:opacity="100%" style:text-line-through-style="none" style:text-line-through-type="none" style:font-name="Times New Roman" fo:font-size="12pt" style:text-underline-style="none" style:text-blinking="false" fo:background-color="transparent" loext:char-shading-value="0" style:font-size-asian="12pt" style:font-size-complex="12pt"/>
    </style:style>
    <style:style style:name="T11" style:family="text">
      <style:text-properties fo:color="#729fcf" loext:opacity="100%" style:font-name="Times New Roman" fo:font-size="12pt" style:font-size-asian="12pt" style:font-size-complex="12pt"/>
    </style:style>
    <style:style style:name="T12" style:family="text">
      <style:text-properties style:font-name="Times New Roman" fo:font-size="12pt" officeooo:rsid="00127aad" style:font-size-asian="12pt" style:font-size-complex="12pt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fo:font-variant="normal" fo:text-transform="none" fo:color="#000000" loext:opacity="100%" fo:letter-spacing="normal" fo:font-style="normal" fo:font-weight="bold" officeooo:rsid="0012387b" style:font-weight-asian="bold" style:font-weight-complex="bold"/>
    </style:style>
    <style:style style:name="T15" style:family="text">
      <style:text-properties fo:font-variant="normal" fo:text-transform="none" fo:color="#000000" loext:opacity="100%" fo:letter-spacing="normal" fo:font-style="normal" fo:font-weight="bold" officeooo:rsid="0018eac3" style:font-weight-asian="bold" style:font-weight-complex="bold"/>
    </style:style>
    <style:style style:name="T16" style:family="text">
      <style:text-properties fo:font-size="11pt" fo:language="es" fo:country="ES" style:font-size-asian="11pt" style:font-size-complex="11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707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ocatoria de reunión [motivo_reunion;type='text';title='Motivo de la reunión';placeholder='Ej. coordinación del proyecto, seguimiento de actuaciones…';description='Se añadirá a continuación del texto "Convocatoria de reunión"';length='120';required='true']</text:p>
      <text:p text:style-name="P2"/>
      <text:p text:style-name="P2">Estimado Director, <text:span text:style-name="T1">estimada </text:span><text:s/>Directora, </text:p>
      <text:p text:style-name="P3"/>
      <text:p text:style-name="P3"><text:span text:style-name="T1">Desde </text:span><text:span text:style-name="T2">e</text:span><text:span text:style-name="T1">l [area;type='text';title='Área convocante';placeholder='Ej. Área de Tecnología Educativa';description='Nombre completo del área que convoca la reunión';length='150';required='true']</text:span><text:span text:style-name="T2"> </text:span><text:span text:style-name="T1">de la Dirección General de Ordenación de las </text:span><text:span text:style-name="T3">E</text:span><text:span text:style-name="T1">nseñanzas, Inclusión e Innovación, s</text:span>e convoca <text:span text:style-name="T3">a</text:span> [convocado;type='text';title='Persona convocada';placeholder='Ej. Ivonne Expósito Piñero';description='Nombre y apellidos de la persona convocada';ope=utf8,upperw;length='120';required='true'] de su Centro, a la <text:span text:style-name="T4">reunión</text:span><text:span text:style-name="T5"> </text:span><text:span text:style-name="T6">[tipo_reunion;type='select';title='Tipo de reunión';values='presencial|telemática';description='Seleccione el tipo de reunión';required='true']</text:span><text:span text:style-name="T4"> que tendrá lugar en la siguiente fecha y horario:</text:span></text:p>
      <text:list text:style-name="L1">
        <text:list-header>
          <text:p text:style-name="P4"/>
          <text:p text:style-name="P5"><text:span text:style-name="Strong_20_Emphasis"><text:span text:style-name="T7">Lugar: </text:span></text:span><text:span text:style-name="Strong_20_Emphasis"><text:span text:style-name="T8">[lugar;type='text';title='Lugar de la reunión';placeholder='Ej. Sala de reuniones – Edificio central / Enlace de videoconferencia';description='Indique la sala o el enlace de la reunión';length='200';required='true']</text:span></text:span></text:p>
          <text:p text:style-name="P5"><text:span text:style-name="Strong_20_Emphasis"><text:span text:style-name="T7">D</text:span></text:span><text:span text:style-name="Strong_20_Emphasis"><text:span text:style-name="T9">ía</text:span></text:span><text:span text:style-name="Strong_20_Emphasis"><text:span text:style-name="T7">: </text:span></text:span><text:span text:style-name="Strong_20_Emphasis"><text:span text:style-name="T8">[dia;type='date';title='Fecha de la reunión';description='Día en el que tendrá lugar la reunión';required='true']</text:span></text:span></text:p>
          <text:p text:style-name="P5"><text:span text:style-name="Strong_20_Emphasis"><text:span text:style-name="T9">Ho</text:span></text:span><text:span text:style-name="Strong_20_Emphasis"><text:span text:style-name="T7">rario:</text:span></text:span><text:span text:style-name="Strong_20_Emphasis"><text:span text:style-name="T10"> </text:span></text:span><text:span text:style-name="Strong_20_Emphasis"><text:span text:style-name="T8">[horario;type='text';title='Horario';placeholder='Ej. 10:00 – 11:30';description='Hora de inicio y finalización de la reunión';pattern='^[0-9]{1,2}:[0-9]{2}\s?[-–]\s?[0-9]{1,2}:[0-9]{2}$';patternmsg='Formato esperado: 10:00 - 11:30';required='true']</text:span></text:span></text:p>
          <text:p text:style-name="P5"><text:span text:style-name="Strong_20_Emphasis"><text:span text:style-name="T11"/></text:span></text:p>
        </text:list-header>
      </text:list>
      <text:p text:style-name="P6"><text:span text:style-name="T12">Con el siguiente </text:span><text:span text:style-name="Strong_20_Emphasis"><text:span text:style-name="T13">orden del día:</text:span></text:span></text:p>
      <text:p text:style-name="P7">[orden_del_dia;type='html';title='Orden del día';description='Introduzca los puntos del orden del <text:soft-page-break/>día. Se recomienda usar una lista con viñetas o numeración';required='true']</text:p>
      <text:p text:style-name="P8"/>
      <text:p text:style-name="P9">Se ruega trasladar esta información a las personas interesadas.</text:p>
      <text:p text:style-name="P10"/>
      <text:p text:style-name="P10">Agradeciendo su colaboración, reciba un saludo.</text:p>
      <text:p text:style-name="P8"/>
      <text:p text:style-name="P11"/>
      <text:p text:style-name="P12"/>
      <text:p text:style-name="P13"><text:span text:style-name="T14">EL RESPONSABLE DEL SERVICIO DE ORDENACIÓN DE LAS ENSEÑANZAS </text:span><text:span text:style-name="T15">Y EDUCACIÓN DE PERSONAS ADULTA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Univers 45 Light" svg:font-family="'Univers 45 Light', Arial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angal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Mangal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style:font-name-complex="Mangal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, 'Courier New'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Arial1" fo:font-family="Arial" style:font-family-generic="swiss" style:font-pitch="variable" fo:font-size="10pt" fo:language="es" fo:country="ES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ourier New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Párrafo_20_de_20_lista" style:display-name="Párrafo de lista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Calibri" fo:font-family="Calibri" style:font-family-generic="swiss" style:font-pitch="variable" fo:font-size="11pt" fo:language="es" fo:country="ES" style:letter-kerning="true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Trebuchet MS" fo:font-family="'Trebuchet M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age_20_Number" style:display-name="Page Number" style:family="text" style:parent-style-name="Fuente_20_de_20_párrafo_20_predeter."/>
    <style:style style:name="Título_20_1_20_Car" style:display-name="Título 1 Car" style:family="text">
      <style:text-properties fo:font-variant="small-caps" fo:color="#003366" loext:opacity="100%" style:font-name="Arial1" fo:font-family="Arial" style:font-family-generic="swiss" style:font-pitch="variable" fo:font-size="14pt" fo:language="es" fo:country="ES" fo:font-weight="bold" style:letter-kerning="true" style:font-size-asian="14pt" style:font-weight-asian="bold" style:font-name-complex="Arial1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Fuente_20_de_20_párrafo_20_predeter."/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6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6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style:font-name="Trebuchet MS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2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2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5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5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5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5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5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5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5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6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7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language="none" fo:country="none" style:language-asian="none" style:country-asian="none"/>
    </style:style>
    <style:style style:name="MP2" style:family="paragraph" style:parent-style-name="Standard">
      <style:paragraph-properties fo:margin-top="0.176cm" fo:margin-bottom="0.176cm" style:contextual-spacing="false" fo:line-height="0.423cm"/>
    </style:style>
    <style:style style:name="MP3" style:family="paragraph" style:parent-style-name="Standard">
      <style:text-properties fo:font-size="11pt" style:font-size-asian="11pt" style:font-size-complex="11pt"/>
    </style:style>
    <style:style style:name="MP4" style:family="paragraph" style:parent-style-name="Footer">
      <style:paragraph-properties fo:text-align="end" style:justify-single-word="false"/>
      <style:text-properties style:font-name="Univers 45 Light" style:font-name-complex="Univers 45 Light" style:font-size-complex="10pt"/>
    </style:style>
    <style:style style:name="MP5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6" style:family="paragraph">
      <style:paragraph-properties fo:text-align="center"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 style:parent-style-name="Footer">
      <style:paragraph-properties fo:text-align="end" style:justify-single-word="false"/>
      <style:text-properties style:font-name="Calibri Light" style:font-name-complex="Calibri Light"/>
    </style:style>
    <style:style style:name="MT1" style:family="text">
      <style:text-properties fo:font-size="11pt" fo:language="es" fo:country="ES" style:font-size-asian="11pt" style:font-size-complex="11pt"/>
    </style:style>
    <style:style style:name="MT2" style:family="text">
      <style:text-properties fo:font-size="11pt" style:font-size-asian="11pt" style:font-size-complex="11pt"/>
    </style:style>
    <style:style style:name="MT3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M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M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ffffff" draw:textarea-horizontal-align="justify" draw:textarea-vertical-align="top" draw:auto-grow-height="true" fo:min-height="0.707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.251cm" fo:margin-bottom="2.251cm" fo:margin-left="3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251cm" fo:margin-bottom="2.251cm" fo:margin-left="2.251cm" fo:margin-right="2.2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2" text:anchor-type="char" svg:x="11.973cm" svg:y="0.584cm" svg:width="2.565cm" svg:height="0.977cm" draw:z-index="1"><draw:text-box><text:p text:style-name="MP2"><text:span text:style-name="MT1">Folio </text:span><text:span text:style-name="Page_20_Number"><text:span text:style-name="MT2"><text:page-number text:select-page="current">2</text:page-number></text:span></text:span><text:span text:style-name="Page_20_Number"><text:span text:style-name="MT2">/</text:span></text:span><text:span text:style-name="Page_20_Number"><text:span text:style-name="MT2"><text:page-count style:num-format="1">2</text:page-count></text:span></text:span></text:p><text:p text:style-name="MP3"/></draw:text-box></draw:frame><draw:frame draw:style-name="Mfr2" draw:name="Imagen 6" text:anchor-type="as-char" svg:width="0.794cm" svg:height="1.501cm" draw:z-index="0"><draw:image xlink:href="Pictures/1000000000000045000000856F587C46.jpg" xlink:type="simple" xlink:show="embed" xlink:actuate="onLoad" draw:mime-type="image/jpeg"/></draw:frame></text:p>
      </style:header>
      <style:footer>
        <text:p text:style-name="MP4"/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5"><draw:frame text:anchor-type="char" draw:z-index="2" draw:name="Forma1" draw:style-name="Mgr1" draw:text-style-name="MP7" svg:width="29.848cm" svg:height="1.216cm" draw:transform="rotate (1.5707963267949) translate (-1.920875cm 27.5960416666667cm)"><draw:text-box><text:p text:style-name="MP6"><text:span text:style-name="MT3">Avda. Buenos Aires 3-5, Edf. Tres de Mayo Planta 4ª <text:s/>| CP 38071 Santa Cruz de Tenerife <text:s/>| <text:s/>Tfno: 922 42 35 00 <text:s text:c="3"/>| Fax: 922 42 38 06</text:span></text:p><text:p text:style-name="MP6"><text:span text:style-name="MT3">Calle Granadera Canaria 2, Edf. Granadera Canaria Planta 1 ª <text:s/>| <text:s/>CP 35071 Las Palmas de Gran Canaria <text:s/>| <text:s/>Tfno: 928 45 54 00 <text:s/>|Fax: 928 45 57 42</text:span></text:p></draw:text-box></draw:frame><text:tab/><text:tab/><text:tab/><draw:frame draw:style-name="Mfr3" draw:name="Imagen2" text:anchor-type="char" svg:x="0.072cm" svg:y="0.018cm" svg:width="9.349cm" svg:height="2.17cm" draw:z-index="3"><draw:image xlink:href="Pictures/100000010000044D000000F6F396B0D7.png" xlink:type="simple" xlink:show="embed" xlink:actuate="onLoad" draw:mime-type="image/png"/></draw:frame></text:p>
      </style:header>
      <style:footer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hoja_a4</dc:title>
    <meta:creation-date>2023-08-07T12:47:46.338000000</meta:creation-date>
    <meta:editing-cycles>16</meta:editing-cycles>
    <meta:editing-duration>PT25M51S</meta:editing-duration>
    <meta:generator>LibreOffice/25.8.4.2$MacOSX_AARCH64 LibreOffice_project/290daaa01b999472f0c7a3890eb6a550fd74c6df</meta:generator>
    <dc:date>2026-03-04T07:49:11.928016000</dc:date>
    <meta:document-statistic meta:table-count="0" meta:image-count="2" meta:object-count="0" meta:page-count="2" meta:paragraph-count="16" meta:word-count="198" meta:character-count="1886" meta:non-whitespace-character-count="1699"/>
  </office:meta>
</office:document-meta>
</file>